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Heading_20_4">
      <style:paragraph-properties fo:padding="0.0193in" fo:border="0.0008in solid #d9d9e3"/>
    </style:style>
    <style:style style:name="P3" style:family="paragraph" style:parent-style-name="Preformatted_20_Text">
      <style:paragraph-properties fo:margin-top="0in" fo:margin-bottom="0.1965in" fo:padding="0.0193in" fo:border="0.0008in solid #d9d9e3"/>
    </style:style>
    <style:style style:name="P4" style:family="paragraph" style:parent-style-name="Preformatted_20_Text">
      <style:paragraph-properties fo:padding="0.0193in" fo:border="0.0008in solid #d9d9e3"/>
    </style:style>
    <style:style style:name="P5" style:family="paragraph" style:parent-style-name="Heading_20_3">
      <style:paragraph-properties fo:padding="0.0193in" fo:border="0.0008in solid #d9d9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Четвертая часть учебника React предполагает изучение продвинутых тем, которые углубляют знания и навыки разработчика, позволяя создавать более сложные и эффективные приложения.</text:p>
      <text:h text:style-name="P5" text:outline-level="3">Часть 4: Продвинутые темы React</text:h>
      <text:h text:style-name="P2" text:outline-level="4">10. <text:span text:style-name="Strong_20_Emphasis">Роутинг в React</text:span></text:h>
      <text:p text:style-name="P1">Роутинг позволяет управлять навигацией в приложении, определяя, какие компоненты отображать для разных URL. React Router - популярная библиотека для реализации роутинга в React-приложениях.</text:p>
      <text:p text:style-name="P1"><text:span text:style-name="Strong_20_Emphasis">Пример использования React Router:</text:span></text:p>
      <text:p text:style-name="P4">jsxCopy code</text:p>
      <text:p text:style-name="P4"><text:span text:style-name="Source_20_Text">import { BrowserRouter as Router, Route, Link } from 'react-router-dom';</text:span></text:p>
      <text:p text:style-name="P4"/>
      <text:p text:style-name="P4"><text:span text:style-name="Source_20_Text">function Home() {</text:span></text:p>
      <text:p text:style-name="P4"><text:span text:style-name="Source_20_Text"><text:s text:c="2"/>return &lt;h1&gt;Home Page&lt;/h1&gt;;</text:span></text:p>
      <text:p text:style-name="P4"><text:span text:style-name="Source_20_Text">}</text:span></text:p>
      <text:p text:style-name="P4"/>
      <text:p text:style-name="P4"><text:span text:style-name="Source_20_Text">function About() {</text:span></text:p>
      <text:p text:style-name="P4"><text:span text:style-name="Source_20_Text"><text:s text:c="2"/>return &lt;h1&gt;About Page&lt;/h1&gt;;</text:span></text:p>
      <text:p text:style-name="P4"><text:span text:style-name="Source_20_Text">}</text:span></text:p>
      <text:p text:style-name="P4"/>
      <text:p text:style-name="P4"><text:span text:style-name="Source_20_Text">function App() {</text:span></text:p>
      <text:p text:style-name="P4"><text:span text:style-name="Source_20_Text"><text:s text:c="2"/>return (</text:span></text:p>
      <text:p text:style-name="P4"><text:span text:style-name="Source_20_Text"><text:s text:c="4"/>&lt;Router&gt;</text:span></text:p>
      <text:p text:style-name="P4"><text:span text:style-name="Source_20_Text"><text:s text:c="6"/>&lt;div&gt;</text:span></text:p>
      <text:p text:style-name="P4"><text:span text:style-name="Source_20_Text"><text:s text:c="8"/>&lt;nav&gt;</text:span></text:p>
      <text:p text:style-name="P4"><text:span text:style-name="Source_20_Text"><text:s text:c="10"/>&lt;ul&gt;</text:span></text:p>
      <text:p text:style-name="P4"><text:span text:style-name="Source_20_Text"><text:s text:c="12"/>&lt;li&gt;</text:span></text:p>
      <text:p text:style-name="P4"><text:span text:style-name="Source_20_Text"><text:s text:c="14"/>&lt;Link to="/"&gt;Home&lt;/Link&gt;</text:span></text:p>
      <text:p text:style-name="P4"><text:span text:style-name="Source_20_Text"><text:s text:c="12"/>&lt;/li&gt;</text:span></text:p>
      <text:p text:style-name="P4"><text:span text:style-name="Source_20_Text"><text:s text:c="12"/>&lt;li&gt;</text:span></text:p>
      <text:p text:style-name="P4"><text:span text:style-name="Source_20_Text"><text:s text:c="14"/>&lt;Link to="/about"&gt;About&lt;/Link&gt;</text:span></text:p>
      <text:p text:style-name="P4"><text:span text:style-name="Source_20_Text"><text:s text:c="12"/>&lt;/li&gt;</text:span></text:p>
      <text:p text:style-name="P4"><text:span text:style-name="Source_20_Text"><text:s text:c="10"/>&lt;/ul&gt;</text:span></text:p>
      <text:p text:style-name="P4"><text:span text:style-name="Source_20_Text"><text:s text:c="8"/>&lt;/nav&gt;</text:span></text:p>
      <text:p text:style-name="P4"/>
      <text:p text:style-name="P4"><text:span text:style-name="Source_20_Text"><text:s text:c="8"/>&lt;Route path="/" exact component={Home} /&gt;</text:span></text:p>
      <text:p text:style-name="P4"><text:span text:style-name="Source_20_Text"><text:s text:c="8"/>&lt;Route path="/about" component={About} /&gt;</text:span></text:p>
      <text:p text:style-name="P4"><text:span text:style-name="Source_20_Text"><text:s text:c="6"/>&lt;/div&gt;</text:span></text:p>
      <text:p text:style-name="P4"><text:span text:style-name="Source_20_Text"><text:s text:c="4"/>&lt;/Router&gt;</text:span></text:p>
      <text:p text:style-name="P4"><text:span text:style-name="Source_20_Text"><text:s text:c="2"/>);</text:span></text:p>
      <text:p text:style-name="P3"><text:span text:style-name="Source_20_Text">}</text:span></text:p>
      <text:h text:style-name="P2" text:outline-level="4">11. <text:span text:style-name="Strong_20_Emphasis">Управление состоянием с помощью Redux</text:span></text:h>
      <text:p text:style-name="P1">Redux - это библиотека для управления глобальным состоянием приложения в React. Она основана на принципах однонаправленного потока данных и предоставляет централизованное хранилище данных для всего приложения.</text:p>
      <text:p text:style-name="P1"><text:span text:style-name="Strong_20_Emphasis">Пример использования Redux:</text:span></text:p>
      <text:p text:style-name="P4">javascriptCopy code</text:p>
      <text:p text:style-name="P4"><text:span text:style-name="Source_20_Text">// actions.js</text:span></text:p>
      <text:p text:style-name="P4"><text:span text:style-name="Source_20_Text">export const increment = () =&gt; ({</text:span></text:p>
      <text:p text:style-name="P4"><text:span text:style-name="Source_20_Text"><text:s text:c="2"/>type: 'INCREMENT'</text:span></text:p>
      <text:p text:style-name="P4"><text:span text:style-name="Source_20_Text">});</text:span></text:p>
      <text:p text:style-name="P4"/>
      <text:p text:style-name="P4"><text:soft-page-break/><text:span text:style-name="Source_20_Text">// reducers.js</text:span></text:p>
      <text:p text:style-name="P4"><text:span text:style-name="Source_20_Text">const counterReducer = (state = 0, action) =&gt; {</text:span></text:p>
      <text:p text:style-name="P4"><text:span text:style-name="Source_20_Text"><text:s text:c="2"/>switch (action.type) {</text:span></text:p>
      <text:p text:style-name="P4"><text:span text:style-name="Source_20_Text"><text:s text:c="4"/>case 'INCREMENT':</text:span></text:p>
      <text:p text:style-name="P4"><text:span text:style-name="Source_20_Text"><text:s text:c="6"/>return state + 1;</text:span></text:p>
      <text:p text:style-name="P4"><text:span text:style-name="Source_20_Text"><text:s text:c="4"/>default:</text:span></text:p>
      <text:p text:style-name="P4"><text:span text:style-name="Source_20_Text"><text:s text:c="6"/>return state;</text:span></text:p>
      <text:p text:style-name="P4"><text:span text:style-name="Source_20_Text"><text:s text:c="2"/>}</text:span></text:p>
      <text:p text:style-name="P4"><text:span text:style-name="Source_20_Text">};</text:span></text:p>
      <text:p text:style-name="P4"/>
      <text:p text:style-name="P4"><text:span text:style-name="Source_20_Text">export default counterReducer;</text:span></text:p>
      <text:p text:style-name="P4"/>
      <text:p text:style-name="P4"><text:span text:style-name="Source_20_Text">// store.js</text:span></text:p>
      <text:p text:style-name="P4"><text:span text:style-name="Source_20_Text">import { createStore } from 'redux';</text:span></text:p>
      <text:p text:style-name="P4"><text:span text:style-name="Source_20_Text">import counterReducer from './reducers';</text:span></text:p>
      <text:p text:style-name="P4"/>
      <text:p text:style-name="P4"><text:span text:style-name="Source_20_Text">const store = createStore(counterReducer);</text:span></text:p>
      <text:p text:style-name="P4"/>
      <text:p text:style-name="P3"><text:span text:style-name="Source_20_Text">export default store;</text:span></text:p>
      <text:h text:style-name="P2" text:outline-level="4">12. <text:span text:style-name="Strong_20_Emphasis">Тестирование React-приложений</text:span></text:h>
      <text:p text:style-name="P1">Тестирование играет важную роль в разработке программного обеспечения. Для React-приложений существует множество инструментов и библиотек для написания модульных тестов компонентов, интеграционных тестов и тестов пользовательского интерфейса.</text:p>
      <text:p text:style-name="P1"><text:span text:style-name="Strong_20_Emphasis">Пример использования тестов с Jest и React Testing Library:</text:span></text:p>
      <text:p text:style-name="P4">javascriptCopy code</text:p>
      <text:p text:style-name="P4"><text:span text:style-name="Source_20_Text">import { render, screen } from '@testing-library/react';</text:span></text:p>
      <text:p text:style-name="P4"><text:span text:style-name="Source_20_Text">import App from './App';</text:span></text:p>
      <text:p text:style-name="P4"/>
      <text:p text:style-name="P4"><text:span text:style-name="Source_20_Text">test('renders welcome message', () =&gt; {</text:span></text:p>
      <text:p text:style-name="P4"><text:span text:style-name="Source_20_Text"><text:s text:c="2"/>render(&lt;App /&gt;);</text:span></text:p>
      <text:p text:style-name="P4"><text:span text:style-name="Source_20_Text"><text:s text:c="2"/>const welcomeElement = screen.getByText(/Welcome/i);</text:span></text:p>
      <text:p text:style-name="P4"><text:span text:style-name="Source_20_Text"><text:s text:c="2"/>expect(welcomeElement).toBeInTheDocument();</text:span></text:p>
      <text:p text:style-name="P3"><text:span text:style-name="Source_20_Text">});</text:span></text:p>
      <text:p text:style-name="P1">Эти продвинутые темы расширяют возможности разработчика React, позволяя создавать более сложные и масштабируемые приложения, эффективно управлять состоянием и обеспечивать высокое качество кода через тестиров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9:31:12.51</dc:date>
    <meta:document-statistic meta:table-count="0" meta:image-count="0" meta:object-count="0" meta:page-count="2" meta:paragraph-count="68" meta:word-count="300" meta:character-count="2522"/>
    <dc:creator>Dima Wide</dc:creator>
    <meta:user-defined meta:name="Info 1"/>
    <meta:user-defined meta:name="Info 2"/>
    <meta:user-defined meta:name="Info 3"/>
    <meta:user-defined meta:name="Info 4"/>
  </office:meta>
</office:document-meta>
</file>